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Courier New" svg:font-family="'Courier New'" style:font-adornments="Normal" style:font-family-generic="modern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>
      <style:text-properties fo:font-size="18pt" style:text-underline-style="solid" style:text-underline-width="auto" style:text-underline-color="font-color" fo:font-weight="bold" officeooo:rsid="001db91a" style:font-size-asian="18pt" style:font-weight-asian="bold" style:font-size-complex="18pt" style:font-weight-complex="bold"/>
    </style:style>
    <style:style style:name="P2" style:family="paragraph" style:parent-style-name="Text_20_body" style:list-style-name="L1"/>
    <style:style style:name="T1" style:family="text">
      <style:text-properties officeooo:rsid="001db91a"/>
    </style:style>
    <style:style style:name="T2" style:family="text">
      <style:text-properties officeooo:rsid="001f020e"/>
    </style:style>
    <style:style style:name="T3" style:family="text">
      <style:text-properties officeooo:rsid="0020fee0"/>
    </style:style>
    <style:style style:name="T4" style:family="text">
      <style:text-properties officeooo:rsid="0028adc8"/>
    </style:style>
    <style:style style:name="T5" style:family="text">
      <style:text-properties officeooo:rsid="002a0000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DF</text:p>
      <text:p text:style-name="Heading_20_2">1) <text:span text:style-name="T1">Organisation du projet</text:span></text:p>
      <text:p text:style-name="Subtitle"><text:span text:style-name="T1">Contenu des r</text:span>épertoires</text:p>
      <text:list xml:id="list1469174692948995346" text:style-name="L1">
        <text:list-item>
          <text:p text:style-name="P2">libs<text:tab/><text:tab/>: libft, gnl, fdf</text:p>
        </text:list-item>
        <text:list-item>
          <text:p text:style-name="P2"><text:span text:style-name="T2">libs/fdf/</text:span>sources<text:tab/>: fonctions graphiques *.c classées <text:span text:style-name="T3">dans des sous-dossiers</text:span> par genre (générales, 2D, 3D, gestion du clavier, gestion de la souris...) </text:p>
        </text:list-item>
        <text:list-item>
          <text:p text:style-name="P2">libs/fdf/includes<text:tab/>: fichiers entêtes</text:p>
        </text:list-item>
        <text:list-item>
          <text:p text:style-name="P2">doc<text:tab/><text:tab/>: documentation du projet et de mlx, test <text:span text:style-name="T5">de mlx</text:span> <text:span text:style-name="T4">(et quelques fonctions non-documentées de mlx...)</text:span></text:p>
        </text:list-item>
        <text:list-item>
          <text:p text:style-name="P2">map<text:tab/><text:tab/>: les maps pour effectuer les tests</text:p>
        </text:list-item>
      </text:list>
      <text:p text:style-name="Subtitle">Makefile</text:p>
      <text:p text:style-name="Text_20_body">Attention selon les plateformes, il faudra modifier les directives de compilation selon que l'on travaille avec le framework Native MacOS ou X11.</text:p>
      <text:p text:style-name="Heading_20_2">2) Les fonctions</text:p>
      <text:p text:style-name="Text_20_body">Toutes les fonctions (nom, paramètres transmis, valeurs retournées) sont décrites ici.</text:p>
      <text:p text:style-name="Text_20_body"/>
      <text:p text:style-name="Subtitle">2.1 : 2D</text:p>
      <text:p text:style-name="Text_20_body"/>
      <text:p text:style-name="Subtitle">2.3 : 3D</text:p>
      <text:p text:style-name="Text_20_body"/>
      <text:p text:style-name="Subtitle">2.4 : Keyboard</text:p>
      <text:p text:style-name="Text_20_body"/>
      <text:p text:style-name="Subtitle">2.5 : Mouse</text:p>
      <text:p text:style-name="Text_20_body"/>
      <text:p text:style-name="Subtitle">2.6 : Misc (diverses)</text:p>
      <text:p text:style-name="Text_20_body"/>
      <text:p text:style-name="Heading_20_1">3) Les types, structures, ensembles...</text:p>
      <text:p text:style-name="Text_20_body"/>
      <text:p text:style-name="Heading_20_1">4) Les variables</text:p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Courier New" svg:font-family="'Courier New'" style:font-adornments="Normal" style:font-family-generic="modern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tru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true" fo:line-height="100%"/>
      <style:text-properties fo:font-size="8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command" style:family="paragraph" style:parent-style-name="Text_20_body">
      <style:text-properties style:font-name="Courier New" fo:font-family="'Courier New'" style:font-style-name="Normal" style:font-family-generic="modern" style:font-pitch="variable" fo:font-size="8pt" style:font-size-asian="8pt" style:font-size-complex="8pt"/>
    </style:style>
    <style:style style:name="Heading_20_3" style:display-name="Heading 3" style:family="paragraph" style:parent-style-name="Heading" style:class="text"/>
    <style:style style:name="Heading_20_10" style:display-name="Heading 10" style:family="paragraph" style:parent-style-name="Heading" style:class="text"/>
    <style:style style:name="Heading_20_5" style:display-name="Heading 5" style:family="paragraph" style:parent-style-name="Heading" style:class="text"/>
    <style:style style:name="Subtitle" style:family="paragraph" style:parent-style-name="Heading" style:class="chapter">
      <style:text-properties fo:font-size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16:22:01.652319000</meta:creation-date>
    <dc:date>2016-04-11T08:19:16.931042000</dc:date>
    <meta:editing-duration>PT4H21M8S</meta:editing-duration>
    <meta:editing-cycles>23</meta:editing-cycles>
    <meta:generator>LibreOffice/5.0.5.2$MacOSX_X86_64 LibreOffice_project/55b006a02d247b5f7215fc6ea0fde844b30035b3</meta:generator>
    <meta:document-statistic meta:table-count="0" meta:image-count="0" meta:object-count="0" meta:page-count="1" meta:paragraph-count="19" meta:word-count="129" meta:character-count="780" meta:non-whitespace-character-count="671"/>
  </office:meta>
</office:document-meta>
</file>